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6264in" style:rel-column-width="15391*"/>
    </style:style>
    <style:style style:name="Table1.B" style:family="table-column">
      <style:table-column-properties style:column-width="2.9097in" style:rel-column-width="27536*"/>
    </style:style>
    <style:style style:name="Table1.C" style:family="table-column">
      <style:table-column-properties style:column-width="2.3889in" style:rel-column-width="22608*"/>
    </style:style>
    <style:style style:name="Table1.A1" style:family="table-cell">
      <style:table-cell-properties fo:padding="0.0382in" fo:border="none"/>
    </style:style>
    <style:style style:name="Table1.9" style:family="table-row">
      <style:table-row-properties style:min-row-height="0.6875in"/>
    </style:style>
    <style:style style:name="Table1.10" style:family="table-row">
      <style:table-row-properties style:min-row-height="0.2819in"/>
    </style:style>
    <style:style style:name="Table1.27" style:family="table-row">
      <style:table-row-properties style:min-row-height="0.3861in"/>
    </style:style>
    <style:style style:name="Table2" style:family="table">
      <style:table-properties style:width="6.925in" table:align="margins"/>
    </style:style>
    <style:style style:name="Table2.A" style:family="table-column">
      <style:table-column-properties style:column-width="1.6285in" style:rel-column-width="15411*"/>
    </style:style>
    <style:style style:name="Table2.B" style:family="table-column">
      <style:table-column-properties style:column-width="3.2486in" style:rel-column-width="30743*"/>
    </style:style>
    <style:style style:name="Table2.C" style:family="table-column">
      <style:table-column-properties style:column-width="2.0479in" style:rel-column-width="19381*"/>
    </style:style>
    <style:style style:name="Table2.A1" style:family="table-cell">
      <style:table-cell-properties fo:padding="0.0382in" fo:border="none"/>
    </style:style>
    <style:style style:name="P1" style:family="paragraph" style:parent-style-name="Standard">
      <style:text-properties officeooo:paragraph-rsid="00041ec9"/>
    </style:style>
    <style:style style:name="P2" style:family="paragraph" style:parent-style-name="Subtitle">
      <style:text-properties fo:font-size="15pt" officeooo:rsid="00004923" officeooo:paragraph-rsid="00004923" style:font-size-asian="15pt" style:font-size-complex="15pt"/>
    </style:style>
    <style:style style:name="P3" style:family="paragraph" style:parent-style-name="Table_20_Contents">
      <style:paragraph-properties fo:text-align="end" style:justify-single-word="false"/>
      <style:text-properties officeooo:rsid="00024cf3" officeooo:paragraph-rsid="00024cf3"/>
    </style:style>
    <style:style style:name="P4" style:family="paragraph" style:parent-style-name="Table_20_Contents">
      <style:text-properties fo:font-size="11pt" officeooo:rsid="00024cf3" officeooo:paragraph-rsid="00024cf3" style:font-size-asian="11pt" style:font-size-complex="11pt"/>
    </style:style>
    <style:style style:name="P5" style:family="paragraph" style:parent-style-name="Table_20_Contents">
      <style:text-properties fo:font-size="11pt" officeooo:rsid="0023825d" officeooo:paragraph-rsid="0023825d" style:font-size-asian="11pt" style:font-size-complex="11pt"/>
    </style:style>
    <style:style style:name="P6" style:family="paragraph" style:parent-style-name="Table_20_Contents">
      <style:text-properties fo:font-size="11pt" officeooo:rsid="007e566c" officeooo:paragraph-rsid="007e566c" style:font-size-asian="11pt" style:font-size-complex="11pt"/>
    </style:style>
    <style:style style:name="P7" style:family="paragraph" style:parent-style-name="Table_20_Contents">
      <style:text-properties fo:font-size="11pt" officeooo:rsid="00041ec9" officeooo:paragraph-rsid="00041ec9" style:font-size-asian="9.60000038146973pt" style:font-size-complex="11pt"/>
    </style:style>
    <style:style style:name="P8" style:family="paragraph" style:parent-style-name="Table_20_Contents">
      <style:text-properties fo:font-size="10pt" officeooo:rsid="00024cf3" officeooo:paragraph-rsid="00024cf3" style:font-size-asian="10pt" style:font-size-complex="10pt"/>
    </style:style>
    <style:style style:name="P9" style:family="paragraph" style:parent-style-name="Table_20_Contents">
      <style:text-properties fo:font-size="10pt" officeooo:rsid="00024cf3" officeooo:paragraph-rsid="00041ec9" style:font-size-asian="10pt" style:font-size-complex="10pt"/>
    </style:style>
    <style:style style:name="P10" style:family="paragraph" style:parent-style-name="Table_20_Contents">
      <style:text-properties fo:font-size="10pt" officeooo:rsid="00024cf3" officeooo:paragraph-rsid="007d5687" style:font-size-asian="10pt" style:font-size-complex="10pt"/>
    </style:style>
    <style:style style:name="P11" style:family="paragraph" style:parent-style-name="Table_20_Contents">
      <style:text-properties fo:font-size="10pt" officeooo:rsid="00041ec9" officeooo:paragraph-rsid="00041ec9" style:font-size-asian="10pt" style:font-size-complex="10pt"/>
    </style:style>
    <style:style style:name="P12" style:family="paragraph" style:parent-style-name="Table_20_Contents">
      <style:text-properties fo:font-size="10pt" officeooo:rsid="002fbce5" officeooo:paragraph-rsid="002fbce5" style:font-size-asian="10pt" style:font-size-complex="10pt"/>
    </style:style>
    <style:style style:name="P13" style:family="paragraph" style:parent-style-name="Table_20_Contents">
      <style:text-properties fo:font-size="10pt" officeooo:rsid="002fbce5" officeooo:paragraph-rsid="003e6b54" style:font-size-asian="10pt" style:font-size-complex="10pt"/>
    </style:style>
    <style:style style:name="P14" style:family="paragraph" style:parent-style-name="Table_20_Contents">
      <style:text-properties fo:font-size="10pt" officeooo:rsid="002fbce5" officeooo:paragraph-rsid="0047a9a3" style:font-size-asian="10pt" style:font-size-complex="10pt"/>
    </style:style>
    <style:style style:name="P15" style:family="paragraph" style:parent-style-name="Table_20_Contents">
      <style:text-properties fo:font-size="10pt" officeooo:rsid="002fbce5" officeooo:paragraph-rsid="0078a5ec" style:font-size-asian="10pt" style:font-size-complex="10pt"/>
    </style:style>
    <style:style style:name="P16" style:family="paragraph" style:parent-style-name="Table_20_Contents">
      <style:text-properties fo:font-size="10pt" officeooo:rsid="004f56f1" officeooo:paragraph-rsid="004f56f1" style:font-size-asian="10pt" style:font-size-complex="10pt"/>
    </style:style>
    <style:style style:name="P17" style:family="paragraph" style:parent-style-name="Table_20_Contents">
      <style:text-properties fo:font-size="10pt" officeooo:rsid="0074dfbb" officeooo:paragraph-rsid="0074dfbb" style:font-size-asian="10pt" style:font-size-complex="10pt"/>
    </style:style>
    <style:style style:name="P18" style:family="paragraph" style:parent-style-name="Table_20_Contents">
      <style:text-properties fo:font-size="10pt" officeooo:rsid="0047a9a3" officeooo:paragraph-rsid="0047a9a3" style:font-size-asian="10pt" style:font-size-complex="10pt"/>
    </style:style>
    <style:style style:name="P19" style:family="paragraph" style:parent-style-name="Table_20_Contents">
      <style:text-properties fo:font-size="10pt" officeooo:rsid="0023825d" officeooo:paragraph-rsid="0023825d" style:font-size-asian="10pt" style:font-size-complex="10pt"/>
    </style:style>
    <style:style style:name="P20" style:family="paragraph" style:parent-style-name="Table_20_Contents">
      <style:text-properties fo:font-size="10pt" officeooo:rsid="00845856" officeooo:paragraph-rsid="00845856" style:font-size-asian="10pt" style:font-size-complex="10pt"/>
    </style:style>
    <style:style style:name="P21" style:family="paragraph" style:parent-style-name="Table_20_Contents">
      <style:text-properties fo:font-size="10pt" officeooo:rsid="008848f6" officeooo:paragraph-rsid="008848f6" style:font-size-asian="10pt" style:font-size-complex="10pt"/>
    </style:style>
    <style:style style:name="P22" style:family="paragraph" style:parent-style-name="Table_20_Contents">
      <style:text-properties fo:font-size="10pt" officeooo:rsid="00945668" officeooo:paragraph-rsid="00945668" style:font-size-asian="10pt" style:font-size-complex="10pt"/>
    </style:style>
    <style:style style:name="P23" style:family="paragraph" style:parent-style-name="Table_20_Contents">
      <style:text-properties fo:font-size="10pt" officeooo:rsid="00a29dd4" officeooo:paragraph-rsid="00a29dd4" style:font-size-asian="10pt" style:font-size-complex="10pt"/>
    </style:style>
    <style:style style:name="P24" style:family="paragraph" style:parent-style-name="Table_20_Contents">
      <style:text-properties fo:font-size="10pt" officeooo:rsid="00a30a5c" officeooo:paragraph-rsid="00a30a5c" style:font-size-asian="10pt" style:font-size-complex="10pt"/>
    </style:style>
    <style:style style:name="P25" style:family="paragraph" style:parent-style-name="Table_20_Contents">
      <style:text-properties fo:font-size="10pt" officeooo:rsid="00acc6a2" officeooo:paragraph-rsid="00acc6a2" style:font-size-asian="10pt" style:font-size-complex="10pt"/>
    </style:style>
    <style:style style:name="P26" style:family="paragraph" style:parent-style-name="Table_20_Contents">
      <style:text-properties fo:font-size="10pt" officeooo:rsid="00ada86d" officeooo:paragraph-rsid="00ada86d" style:font-size-asian="10pt" style:font-size-complex="10pt"/>
    </style:style>
    <style:style style:name="P27" style:family="paragraph" style:parent-style-name="Table_20_Contents">
      <style:text-properties fo:font-size="10pt" officeooo:rsid="00af4646" officeooo:paragraph-rsid="00af4646" style:font-size-asian="10pt" style:font-size-complex="10pt"/>
    </style:style>
    <style:style style:name="P28" style:family="paragraph" style:parent-style-name="Table_20_Contents">
      <style:text-properties fo:font-size="10pt" officeooo:rsid="00b3ea44" officeooo:paragraph-rsid="00b3ea44" style:font-size-asian="10pt" style:font-size-complex="10pt"/>
    </style:style>
    <style:style style:name="P29" style:family="paragraph" style:parent-style-name="Table_20_Contents">
      <style:text-properties fo:font-size="10pt" officeooo:rsid="00b4600a" officeooo:paragraph-rsid="00b4600a" style:font-size-asian="10pt" style:font-size-complex="10pt"/>
    </style:style>
    <style:style style:name="P30" style:family="paragraph" style:parent-style-name="Table_20_Contents">
      <style:text-properties fo:font-size="10pt" officeooo:rsid="00b6508e" officeooo:paragraph-rsid="00b6508e" style:font-size-asian="10pt" style:font-size-complex="10pt"/>
    </style:style>
    <style:style style:name="P31" style:family="paragraph" style:parent-style-name="Table_20_Contents">
      <style:text-properties fo:font-size="10pt" officeooo:rsid="00c1d248" officeooo:paragraph-rsid="00c1d248" style:font-size-asian="10pt" style:font-size-complex="10pt"/>
    </style:style>
    <style:style style:name="P32" style:family="paragraph" style:parent-style-name="Table_20_Contents">
      <style:text-properties fo:font-size="10pt" officeooo:rsid="00041ec9" officeooo:paragraph-rsid="00041ec9" style:font-size-asian="8.75pt" style:font-size-complex="10pt"/>
    </style:style>
    <style:style style:name="P33" style:family="paragraph" style:parent-style-name="Table_20_Contents">
      <style:text-properties fo:font-size="10pt" officeooo:rsid="00041ec9" officeooo:paragraph-rsid="0010a102" style:font-size-asian="8.75pt" style:font-size-complex="10pt"/>
    </style:style>
    <style:style style:name="P34" style:family="paragraph" style:parent-style-name="Table_20_Contents">
      <style:text-properties fo:font-size="10pt" officeooo:rsid="00024cf3" officeooo:paragraph-rsid="00024cf3" style:font-size-asian="8.75pt" style:font-size-complex="10pt"/>
    </style:style>
    <style:style style:name="P35" style:family="paragraph" style:parent-style-name="Table_20_Contents">
      <style:text-properties fo:font-size="10pt" officeooo:rsid="002fbce5" officeooo:paragraph-rsid="002fbce5" style:font-size-asian="8.75pt" style:font-size-complex="10pt"/>
    </style:style>
    <style:style style:name="P36" style:family="paragraph" style:parent-style-name="Table_20_Contents">
      <style:text-properties fo:font-size="10pt" officeooo:rsid="0047a9a3" officeooo:paragraph-rsid="0047a9a3" style:font-size-asian="8.75pt" style:font-size-complex="10pt"/>
    </style:style>
    <style:style style:name="P37" style:family="paragraph" style:parent-style-name="Table_20_Contents">
      <style:text-properties fo:font-size="10pt" officeooo:rsid="0048f24c" officeooo:paragraph-rsid="0048f24c" style:font-size-asian="8.75pt" style:font-size-complex="10pt"/>
    </style:style>
    <style:style style:name="P38" style:family="paragraph" style:parent-style-name="Table_20_Contents">
      <style:text-properties fo:font-size="10pt" officeooo:rsid="004f56f1" officeooo:paragraph-rsid="004f56f1" style:font-size-asian="8.75pt" style:font-size-complex="10pt"/>
    </style:style>
    <style:style style:name="P39" style:family="paragraph" style:parent-style-name="Table_20_Contents">
      <style:text-properties fo:font-size="10pt" officeooo:rsid="005a97d7" officeooo:paragraph-rsid="005a97d7" style:font-size-asian="8.75pt" style:font-size-complex="10pt"/>
    </style:style>
    <style:style style:name="P40" style:family="paragraph" style:parent-style-name="Table_20_Contents">
      <style:text-properties fo:font-size="11.5pt" officeooo:rsid="00024cf3" officeooo:paragraph-rsid="00024cf3" style:font-size-asian="11.5pt" style:font-size-complex="11.5pt"/>
    </style:style>
    <style:style style:name="P41" style:family="paragraph" style:parent-style-name="Table_20_Contents">
      <style:paragraph-properties fo:text-align="end" style:justify-single-word="false"/>
      <style:text-properties fo:font-size="11.5pt" officeooo:rsid="00024cf3" officeooo:paragraph-rsid="00024cf3" style:font-size-asian="11.5pt" style:font-size-complex="11.5pt"/>
    </style:style>
    <style:style style:name="P42" style:family="paragraph" style:parent-style-name="Table_20_Contents">
      <style:paragraph-properties fo:text-align="end" style:justify-single-word="false"/>
      <style:text-properties fo:font-size="11.5pt" officeooo:rsid="00024cf3" officeooo:paragraph-rsid="00041ec9" style:font-size-asian="11.5pt" style:font-size-complex="11.5pt"/>
    </style:style>
    <style:style style:name="P43" style:family="paragraph" style:parent-style-name="Table_20_Contents">
      <style:text-properties fo:font-size="11.5pt" officeooo:rsid="00041ec9" officeooo:paragraph-rsid="00041ec9" style:font-size-asian="11.5pt" style:font-size-complex="11.5pt"/>
    </style:style>
    <style:style style:name="P44" style:family="paragraph" style:parent-style-name="Table_20_Contents">
      <style:text-properties fo:font-size="11.5pt" officeooo:rsid="0023825d" officeooo:paragraph-rsid="0023825d" style:font-size-asian="11.5pt" style:font-size-complex="11.5pt"/>
    </style:style>
    <style:style style:name="P45" style:family="paragraph" style:parent-style-name="Table_20_Contents">
      <style:paragraph-properties fo:text-align="end" style:justify-single-word="false"/>
      <style:text-properties fo:font-size="11.5pt" officeooo:rsid="0023825d" officeooo:paragraph-rsid="0023825d" style:font-size-asian="11.5pt" style:font-size-complex="11.5pt"/>
    </style:style>
    <style:style style:name="P46" style:family="paragraph" style:parent-style-name="Table_20_Contents">
      <style:text-properties fo:font-size="11.5pt" officeooo:rsid="007d5687" officeooo:paragraph-rsid="007d5687" style:font-size-asian="11.5pt" style:font-size-complex="11.5pt"/>
    </style:style>
    <style:style style:name="P47" style:family="paragraph" style:parent-style-name="Table_20_Contents">
      <style:paragraph-properties fo:text-align="end" style:justify-single-word="false"/>
      <style:text-properties fo:font-size="11.5pt" officeooo:rsid="007d5687" officeooo:paragraph-rsid="007d5687" style:font-size-asian="11.5pt" style:font-size-complex="11.5pt"/>
    </style:style>
    <style:style style:name="P48" style:family="paragraph" style:parent-style-name="Table_20_Contents">
      <style:text-properties fo:font-size="11.5pt" officeooo:rsid="007e354e" officeooo:paragraph-rsid="007e354e" style:font-size-asian="11.5pt" style:font-size-complex="11.5pt"/>
    </style:style>
    <style:style style:name="P49" style:family="paragraph" style:parent-style-name="Table_20_Contents">
      <style:text-properties fo:font-size="11.5pt" officeooo:rsid="0035be0d" officeooo:paragraph-rsid="0035be0d" style:font-size-asian="10.0500001907349pt" style:font-size-complex="11.5pt"/>
    </style:style>
    <style:style style:name="P50" style:family="paragraph" style:parent-style-name="Table_20_Contents">
      <style:paragraph-properties fo:text-align="end" style:justify-single-word="false"/>
      <style:text-properties fo:font-size="11.5pt" officeooo:rsid="0036a1ac" officeooo:paragraph-rsid="0036a1ac" style:font-size-asian="10.0500001907349pt" style:font-size-complex="11.5pt"/>
    </style:style>
    <style:style style:name="P51" style:family="paragraph" style:parent-style-name="Table_20_Contents">
      <style:text-properties fo:font-size="11.5pt" officeooo:rsid="0036bfae" officeooo:paragraph-rsid="0036bfae" style:font-size-asian="10.0500001907349pt" style:font-size-complex="11.5pt"/>
    </style:style>
    <style:style style:name="P52" style:family="paragraph" style:parent-style-name="Table_20_Contents">
      <style:paragraph-properties fo:text-align="end" style:justify-single-word="false"/>
      <style:text-properties fo:font-size="11.5pt" officeooo:rsid="0036bfae" officeooo:paragraph-rsid="0036bfae" style:font-size-asian="10.0500001907349pt" style:font-size-complex="11.5pt"/>
    </style:style>
    <style:style style:name="P53" style:family="paragraph" style:parent-style-name="Table_20_Contents">
      <style:text-properties fo:font-size="11.5pt" officeooo:rsid="003e6b54" officeooo:paragraph-rsid="003e6b54" style:font-size-asian="10.0500001907349pt" style:font-size-complex="11.5pt"/>
    </style:style>
    <style:style style:name="P54" style:family="paragraph" style:parent-style-name="Table_20_Contents">
      <style:text-properties fo:font-size="11.5pt" officeooo:rsid="0047a9a3" officeooo:paragraph-rsid="0047a9a3" style:font-size-asian="10.0500001907349pt" style:font-size-complex="11.5pt"/>
    </style:style>
    <style:style style:name="P55" style:family="paragraph" style:parent-style-name="Table_20_Contents">
      <style:paragraph-properties fo:text-align="end" style:justify-single-word="false"/>
      <style:text-properties fo:font-size="11.5pt" officeooo:rsid="0047a9a3" officeooo:paragraph-rsid="0047a9a3" style:font-size-asian="10.0500001907349pt" style:font-size-complex="11.5pt"/>
    </style:style>
    <style:style style:name="P56" style:family="paragraph" style:parent-style-name="Table_20_Contents">
      <style:text-properties fo:font-size="11.5pt" officeooo:rsid="0078a5ec" officeooo:paragraph-rsid="0078a5ec" style:font-size-asian="10.0500001907349pt" style:font-size-complex="11.5pt"/>
    </style:style>
    <style:style style:name="P57" style:family="paragraph" style:parent-style-name="Table_20_Contents">
      <style:paragraph-properties fo:text-align="end" style:justify-single-word="false"/>
      <style:text-properties fo:font-size="11.5pt" officeooo:rsid="0078a5ec" officeooo:paragraph-rsid="0078a5ec" style:font-size-asian="10.0500001907349pt" style:font-size-complex="11.5pt"/>
    </style:style>
    <style:style style:name="P58" style:family="paragraph" style:parent-style-name="Title">
      <style:text-properties officeooo:rsid="00004923" officeooo:paragraph-rsid="00004923"/>
    </style:style>
    <style:style style:name="P59" style:family="paragraph" style:parent-style-name="Table_20_Contents">
      <style:paragraph-properties fo:text-align="end" style:justify-single-word="false"/>
      <style:text-properties fo:font-size="9pt" officeooo:rsid="003e6b54" officeooo:paragraph-rsid="003e6b54" style:font-size-asian="9pt" style:font-size-complex="9pt"/>
    </style:style>
    <style:style style:name="T1" style:family="text">
      <style:text-properties officeooo:rsid="00041ec9"/>
    </style:style>
    <style:style style:name="T2" style:family="text">
      <style:text-properties fo:font-size="10pt" style:font-size-asian="10pt" style:font-size-complex="10pt"/>
    </style:style>
    <style:style style:name="T3" style:family="text">
      <style:text-properties fo:font-size="10.5pt" fo:font-weight="bold" style:font-size-asian="10.5pt" style:font-weight-asian="bold" style:font-size-complex="10.5pt" style:font-weight-complex="bold"/>
    </style:style>
    <style:style style:name="T4" style:family="text">
      <style:text-properties officeooo:rsid="000a8708"/>
    </style:style>
    <style:style style:name="T5" style:family="text">
      <style:text-properties officeooo:rsid="000bc71e"/>
    </style:style>
    <style:style style:name="T6" style:family="text">
      <style:text-properties officeooo:rsid="000e7a8b"/>
    </style:style>
    <style:style style:name="T7" style:family="text">
      <style:text-properties officeooo:rsid="000f9366"/>
    </style:style>
    <style:style style:name="T8" style:family="text">
      <style:text-properties officeooo:rsid="0010a102"/>
    </style:style>
    <style:style style:name="T9" style:family="text">
      <style:text-properties officeooo:rsid="00134ba3"/>
    </style:style>
    <style:style style:name="T10" style:family="text">
      <style:text-properties officeooo:rsid="001db449"/>
    </style:style>
    <style:style style:name="T11" style:family="text">
      <style:text-properties officeooo:rsid="0027d82a"/>
    </style:style>
    <style:style style:name="T12" style:family="text">
      <style:text-properties officeooo:rsid="0038aa97"/>
    </style:style>
    <style:style style:name="T13" style:family="text">
      <style:text-properties officeooo:rsid="00399bfc"/>
    </style:style>
    <style:style style:name="T14" style:family="text">
      <style:text-properties officeooo:rsid="004c3a55"/>
    </style:style>
    <style:style style:name="T15" style:family="text">
      <style:text-properties officeooo:rsid="004fccdc"/>
    </style:style>
    <style:style style:name="T16" style:family="text">
      <style:text-properties officeooo:rsid="00502312"/>
    </style:style>
    <style:style style:name="T17" style:family="text">
      <style:text-properties officeooo:rsid="0052279a"/>
    </style:style>
    <style:style style:name="T18" style:family="text">
      <style:text-properties officeooo:rsid="006ac51f"/>
    </style:style>
    <style:style style:name="T19" style:family="text">
      <style:text-properties officeooo:rsid="006ade54"/>
    </style:style>
    <style:style style:name="T20" style:family="text">
      <style:text-properties officeooo:rsid="006eac4d"/>
    </style:style>
    <style:style style:name="T21" style:family="text">
      <style:text-properties officeooo:rsid="006fa05b"/>
    </style:style>
    <style:style style:name="T22" style:family="text">
      <style:text-properties officeooo:rsid="0071db7b"/>
    </style:style>
    <style:style style:name="T23" style:family="text">
      <style:text-properties officeooo:rsid="0071fa57"/>
    </style:style>
    <style:style style:name="T24" style:family="text">
      <style:text-properties officeooo:rsid="00730b61"/>
    </style:style>
    <style:style style:name="T25" style:family="text">
      <style:text-properties officeooo:rsid="00740ab0"/>
    </style:style>
    <style:style style:name="T26" style:family="text">
      <style:text-properties officeooo:rsid="0074dfbb"/>
    </style:style>
    <style:style style:name="T27" style:family="text">
      <style:text-properties officeooo:rsid="0076d7e7"/>
    </style:style>
    <style:style style:name="T28" style:family="text">
      <style:text-properties officeooo:rsid="0078a5ec"/>
    </style:style>
    <style:style style:name="T29" style:family="text">
      <style:text-properties officeooo:rsid="007a8ff9"/>
    </style:style>
    <style:style style:name="T30" style:family="text">
      <style:text-properties officeooo:rsid="007cc9b7"/>
    </style:style>
    <style:style style:name="T31" style:family="text">
      <style:text-properties officeooo:rsid="007e354e"/>
    </style:style>
    <style:style style:name="T32" style:family="text">
      <style:text-properties officeooo:rsid="0080de3a"/>
    </style:style>
    <style:style style:name="T33" style:family="text">
      <style:text-properties officeooo:rsid="00921628"/>
    </style:style>
    <style:style style:name="T34" style:family="text">
      <style:text-properties officeooo:rsid="009349ed"/>
    </style:style>
    <style:style style:name="T35" style:family="text">
      <style:text-properties officeooo:rsid="009d6b81"/>
    </style:style>
    <style:style style:name="T36" style:family="text">
      <style:text-properties officeooo:rsid="00a0a8eb"/>
    </style:style>
    <style:style style:name="T37" style:family="text">
      <style:text-properties officeooo:rsid="00a8f564"/>
    </style:style>
    <style:style style:name="T38" style:family="text">
      <style:text-properties officeooo:rsid="00b02f6f"/>
    </style:style>
    <style:style style:name="T39" style:family="text">
      <style:text-properties officeooo:rsid="00b1e147"/>
    </style:style>
    <style:style style:name="T40" style:family="text">
      <style:text-properties officeooo:rsid="00bbfee4"/>
    </style:style>
    <style:style style:name="T41" style:family="text">
      <style:text-properties officeooo:rsid="00bd5715"/>
    </style:style>
    <style:style style:name="T42" style:family="text">
      <style:text-properties officeooo:rsid="00be1f7a"/>
    </style:style>
    <style:style style:name="T43" style:family="text">
      <style:text-properties officeooo:rsid="00be85d9"/>
    </style:style>
    <style:style style:name="T44" style:family="text">
      <style:text-properties officeooo:rsid="00c066c1"/>
    </style:style>
    <style:style style:name="T45" style:family="text">
      <style:text-properties officeooo:rsid="00c235de"/>
    </style:style>
    <style:style style:name="T46" style:family="text">
      <style:text-properties officeooo:rsid="00c3868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Gabriel Ravier</text:p>
      <text:p text:style-name="P2">Looking for<text:span text:style-name="T5"> </text:span>internship</text:p>
      <table:table table:name="Table1" table:style-name="Table1">
        <table:table-column table:style-name="Table1.A"/>
        <table:table-column table:style-name="Table1.B"/>
        <table:table-column table:style-name="Table1.C"/>
        <table:table-row>
          <table:table-cell table:style-name="Table1.A1" office:value-type="string">
            <text:p text:style-name="P8">CONTACT</text:p>
          </table:table-cell>
          <table:table-cell table:style-name="Table1.A1" office:value-type="string">
            <text:p text:style-name="P4"><text:span text:style-name="T18">61449</text:span> <text:span text:style-name="T18">Steinbach am Taunus</text:span></text:p>
          </table:table-cell>
          <table:table-cell table:style-name="Table1.A1" office:value-type="string">
            <text:p text:style-name="P3"><text:span text:style-name="T3">E-mail:</text:span> <text:span text:style-name="T2">gabravier@gmail.com</text:span></text:p>
          </table:table-cell>
        </table:table-row>
        <table:table-row>
          <table:table-cell table:style-name="Table1.A1" office:value-type="string">
            <text:p text:style-name="Table_20_Contents"/>
          </table:table-cell>
          <table:table-cell table:style-name="Table1.A1" office:value-type="string">
            <text:p text:style-name="P6">Germany</text:p>
          </table:table-cell>
          <table:table-cell table:style-name="Table1.A1" office:value-type="string">
            <text:p text:style-name="P3"><text:span text:style-name="T3">Phone:</text:span> <text:span text:style-name="T2">+33 6 36 46 16 43</text:span></text:p>
          </table:table-cell>
        </table:table-row>
        <table:table-row>
          <table:table-cell table:style-name="Table1.A1" office:value-type="string">
            <text:p text:style-name="P20">SKILLS</text:p>
          </table:table-cell>
          <table:table-cell table:style-name="Table1.A1" table:number-columns-spanned="2" office:value-type="string">
            <text:p text:style-name="P20"><text:span text:style-name="T34">C and </text:span>C++<text:span text:style-name="T33"> </text:span>- <text:span text:style-name="T35">Expert</text:span></text:p>
            <text:p text:style-name="P21">Linux – <text:span text:style-name="T37">Expert</text:span></text:p>
            <text:p text:style-name="P22">x86 assembly – <text:span text:style-name="T36">Expert</text:span></text:p>
            <text:p text:style-name="P23">Cybersecurity – <text:span text:style-name="T41">Experienced</text:span></text:p>
            <text:p text:style-name="P24">Reverse Engineering <text:span text:style-name="T38">(IDA/</text:span><text:span text:style-name="T39">Ghidra</text:span><text:span text:style-name="T38">) </text:span>– <text:span text:style-name="T42">Highly experienced</text:span></text:p>
            <text:p text:style-name="P25">Amazon Web Services (AWS) – <text:span text:style-name="T40">Experienced</text:span></text:p>
            <text:p text:style-name="P26">Git – Expert</text:p>
            <text:p text:style-name="P27">CMake – <text:span text:style-name="T43">Experienced</text:span></text:p>
            <text:p text:style-name="P28">GNU Make – Expert</text:p>
            <text:p text:style-name="P29">Penetration Testing – <text:span text:style-name="T44">Intermediate</text:span></text:p>
            <text:p text:style-name="P30">PostgreSQL – <text:span text:style-name="T44">Intermediate</text:span></text:p>
            <text:p text:style-name="P31">TypeScript <text:span text:style-name="T45">(Node.</text:span><text:span text:style-name="T46">js</text:span><text:span text:style-name="T45">) </text:span>- Intermediate</text:p>
            <text:p text:style-name="P30"/>
          </table:table-cell>
          <table:covered-table-cell/>
        </table:table-row>
        <table:table-row>
          <table:table-cell table:style-name="Table1.A1" office:value-type="string">
            <text:p text:style-name="P10"><text:span text:style-name="T11">WORK </text:span>EXPERIENCE</text:p>
          </table:table-cell>
          <table:table-cell table:style-name="Table1.A1" office:value-type="string">
            <text:p text:style-name="P46">TrackIt</text:p>
          </table:table-cell>
          <table:table-cell table:style-name="Table1.A1" office:value-type="string">
            <text:p text:style-name="P47">Apr 2023 – Aug 2023</text:p>
          </table:table-cell>
        </table:table-row>
        <table:table-row>
          <table:table-cell table:style-name="Table1.A1" office:value-type="string">
            <text:p text:style-name="P8"/>
          </table:table-cell>
          <table:table-cell table:style-name="Table1.A1" office:value-type="string">
            <text:p text:style-name="P48">Intern</text:p>
          </table:table-cell>
          <table:table-cell table:style-name="Table1.A1" office:value-type="string">
            <text:p text:style-name="P45"/>
          </table:table-cell>
        </table:table-row>
        <table:table-row>
          <table:table-cell table:style-name="Table1.A1" office:value-type="string">
            <text:p text:style-name="P8"/>
          </table:table-cell>
          <table:table-cell table:style-name="Table1.A1" table:number-columns-spanned="2" office:value-type="string">
            <text:p text:style-name="P19">I worked as a software engineer on TrackIt's security offerings, in particular on pentests and security assessments. I participated in 1 pentest and 3 security assessments. <text:line-break/><text:line-break/>I also worked on software, written in C++, Shell (and which uses TeX), which assists in the creation of security assessment reports. In particular, I wrote a program which automatically converts a report from the Prowler security tool into a far more human-readable PDF, and created a webservice, written entirely in TypeScript and using the AWS Cloud Development Kit, which allows one to use this program from a web-based interface hosted on AWS.</text:p>
            <text:p text:style-name="P19"/>
          </table:table-cell>
          <table:covered-table-cell/>
        </table:table-row>
        <table:table-row>
          <table:table-cell table:style-name="Table1.A1" office:value-type="string">
            <text:p text:style-name="P8"/>
          </table:table-cell>
          <table:table-cell table:style-name="Table1.A1" office:value-type="string">
            <text:p text:style-name="P44">TrackIt</text:p>
          </table:table-cell>
          <table:table-cell table:style-name="Table1.A1" office:value-type="string">
            <text:p text:style-name="P45">Jul 2021 – Dec 2021</text:p>
          </table:table-cell>
        </table:table-row>
        <table:table-row>
          <table:table-cell table:style-name="Table1.A1" office:value-type="string">
            <text:p text:style-name="P8"/>
          </table:table-cell>
          <table:table-cell table:style-name="Table1.A1" table:number-columns-spanned="2" office:value-type="string">
            <text:p text:style-name="P5">Intern</text:p>
          </table:table-cell>
          <table:covered-table-cell/>
        </table:table-row>
        <table:table-row table:style-name="Table1.9">
          <table:table-cell table:style-name="Table1.A1" office:value-type="string">
            <text:p text:style-name="P8"/>
          </table:table-cell>
          <table:table-cell table:style-name="Table1.A1" table:number-columns-spanned="2" office:value-type="string">
            <text:p text:style-name="P34">I worked as a software engineer on TrackIt's flagship software offerings, TrackIt and Tagbot, primarily fixing bugs while also adding a number of new features.<text:line-break/>I worked on both the backend and frontends with Go and JavaScript.<text:line-break/><text:line-break/>This also gave me significant experience with AWS, as these projects are made to help manage one's AWS accounts and thus involved a large amount of interaction with its API. <text:line-break/>I also worked on several other minor projects which primarily involving AWS, which gave me further experience in working with it.<text:line-break/>I also helped speed up the resolution of a few severe production problems.<text:line-break/><text:line-break/>Finally, I also participated in several deployments of the above software, which gave me some experience with Kubernetes.</text:p>
            <text:p text:style-name="P34"/>
          </table:table-cell>
          <table:covered-table-cell/>
        </table:table-row>
        <table:table-row table:style-name="Table1.10">
          <table:table-cell table:style-name="Table1.A1" office:value-type="string">
            <text:p text:style-name="P8"/>
          </table:table-cell>
          <table:table-cell table:style-name="Table1.A1" office:value-type="string">
            <text:p text:style-name="P40">NZUP</text:p>
          </table:table-cell>
          <table:table-cell table:style-name="Table1.A1" office:value-type="string">
            <text:p text:style-name="P41">Jun 2018 – Jun 2018</text:p>
          </table:table-cell>
        </table:table-row>
        <table:table-row table:style-name="Table1.10">
          <table:table-cell table:style-name="Table1.A1" office:value-type="string">
            <text:p text:style-name="P8"/>
          </table:table-cell>
          <table:table-cell table:style-name="Table1.A1" table:number-columns-spanned="2" office:value-type="string">
            <text:p text:style-name="P4">Intern</text:p>
          </table:table-cell>
          <table:covered-table-cell/>
        </table:table-row>
        <table:table-row table:style-name="Table1.10">
          <table:table-cell table:style-name="Table1.A1" office:value-type="string">
            <text:p text:style-name="P8"/>
          </table:table-cell>
          <table:table-cell table:style-name="Table1.A1" table:number-columns-spanned="2" office:value-type="string">
            <text:p text:style-name="P34">I worked 4 weeks in this company as an intern, working to optimize their Go backend, <text:span text:style-name="T4">through </text:span>conversion of specific bottleneck functions to <text:span text:style-name="T6">optimized</text:span> C code to greatly improve their performance, along with larger scale architectural/toolchain changes to make the backend code generally faster.</text:p>
            <text:p text:style-name="P34"/>
          </table:table-cell>
          <table:covered-table-cell/>
        </table:table-row>
        <table:table-row table:style-name="Table1.10">
          <table:table-cell table:style-name="Table1.A1" office:value-type="string">
            <text:p text:style-name="P15">PROJECTS</text:p>
          </table:table-cell>
          <table:table-cell table:style-name="Table1.A1" office:value-type="string">
            <text:p text:style-name="P56">Epitech - AREA</text:p>
          </table:table-cell>
          <table:table-cell table:style-name="Table1.A1" office:value-type="string">
            <text:p text:style-name="P57">Jan 2023 – Mar 2023</text:p>
          </table:table-cell>
        </table:table-row>
        <table:table-row table:style-name="Table1.10">
          <table:table-cell table:style-name="Table1.A1" office:value-type="string">
            <text:p text:style-name="P14"/>
          </table:table-cell>
          <table:table-cell table:style-name="Table1.A1" table:number-columns-spanned="2" office:value-type="string">
            <text:p text:style-name="P18">This was a project to write an implementation of an application alike to IFTTT and/or Zapier, in which users, from either their browser (through a web-based frontend) or from their phone (through a cross-platform Android/iOS application) could tie together Actions and Reactions from various services by creating Triggers.<text:line-break/><text:line-break/>A trigger ties together an action and a reaction together - such that when an action occurs, a given reaction results. For instance, a trigger could be that when an e-mail from is received from ones G<text:span text:style-name="T32">m</text:span>ail account, a message gets sent to a Discord channel, or that when one adds a track to a <text:span text:style-name="T32">S</text:span>potify playlist, an email is sent through their Outlook account.<text:line-break/><text:line-break/>I did a very large majority of the backend work, which implemented all of the business logic (the frontends only serve as user interfaces that redirect requests to/from the backend server), implementing a total of 15 actions and 16 reactions across 17 different services.<text:line-break/><text:line-break/>I also implemented a formatting system with variable substitution, which allowed users to arbitrarily substitute in various different pieces of information from actions when specifying input to the reaction in their triggers (for instance, one might create a trigger that, when a new Astronomy Picture Of the Day is published by NASA, sends a message to a Telegram channel, specifying the contents of the message to be sent as "NASA's new picture of the day, '$(title)', has been published at $(url)!" which would correspondingly substitute in the title and URL of the picture as specified).<text:line-break/><text:line-break/>During the planning phase of the project, I was able to try out various other technologies before we settled on making the backend in TypeScript with Fastify, Prisma and PostgreSQL, such as C++ <text:span text:style-name="T29">with</text:span> cpp-httplib, Apache Cassandra, Python <text:span text:style-name="T29">with </text:span>Flask, MongoDB, PHP, MySQL, Ruby on Rails, SQLite, TypeORM</text:p>
            <text:p text:style-name="P18"/>
          </table:table-cell>
          <table:covered-table-cell/>
        </table:table-row>
        <table:table-row table:style-name="Table1.10">
          <table:table-cell table:style-name="Table1.A1" office:value-type="string">
            <text:p text:style-name="P14"/>
          </table:table-cell>
          <table:table-cell table:style-name="Table1.A1" office:value-type="string">
            <text:p text:style-name="P54"><text:span text:style-name="T28">Epitech</text:span> - Arcade</text:p>
          </table:table-cell>
          <table:table-cell table:style-name="Table1.A1" office:value-type="string">
            <text:p text:style-name="P55"><text:span text:style-name="T26">Mar</text:span> 2022 – <text:span text:style-name="T26">Apr </text:span>2022</text:p>
          </table:table-cell>
        </table:table-row>
        <table:table-row table:style-name="Table1.10">
          <table:table-cell table:style-name="Table1.A1" office:value-type="string">
            <text:p text:style-name="P13"/>
          </table:table-cell>
          <table:table-cell table:style-name="Table1.A1" table:number-columns-spanned="2" office:value-type="string">
            <text:p text:style-name="P36">This was a project to write a complicated “arcade-like” program that allows one to play various old games using a variety of different graphics library, all through a common interface. We decided to make it possible to use 4 different graphics libraries (including one <text:soft-page-break/>that works in text mode), SFML, OpenGL, SDL and ncurses, and remake two games, Pac-Man and Nibbler, which we both reproduced accurately.<text:line-break/>The common interface was created by me and shared with all the other groups working on the same project at our school. As the interface separated games, graphics libraries and core executable, it was possible to use anyone's core executable with a game from another group and a graphics library from yet another group and have them all work together without issues.<text:line-break/><text:line-break/>I primarily worked on:<text:line-break/>- The Pac-Man game implementation<text:line-break/>- The core executable<text:line-break/>- The ncurses graphics implementation<text:line-break/>- Some parts of the SFML and SDL graphics implementation<text:line-break/>- Sound handling across all graphics implementations<text:line-break/>- Implementing a small C++ wrapper library for dynamic library handling (dlopen, dlclose, etc.)</text:p>
            <text:p text:style-name="P36"/>
            <text:p text:style-name="P37">Video of the project here: <text:a xlink:type="simple" xlink:href="https://www.youtube.com/watch?v=yMk1y3bvGwQ" text:style-name="Internet_20_link" text:visited-style-name="Visited_20_Internet_20_Link">https://www.youtube.com/watch?v=yMk1y3bvGwQ</text:a></text:p>
            <text:p text:style-name="P37"/>
          </table:table-cell>
          <table:covered-table-cell/>
        </table:table-row>
        <table:table-row table:style-name="Table1.10">
          <table:table-cell table:style-name="Table1.A1" office:value-type="string">
            <text:p text:style-name="P13"/>
          </table:table-cell>
          <table:table-cell table:style-name="Table1.A1" office:value-type="string">
            <text:p text:style-name="P53"><text:span text:style-name="T23">Epitech </text:span>– <text:span text:style-name="T23">Hydra </text:span><text:span text:style-name="T25">and Chisel</text:span></text:p>
          </table:table-cell>
          <table:table-cell table:style-name="Table1.A1" office:value-type="string">
            <text:p text:style-name="P59"><text:span text:style-name="T26">Mar</text:span> <text:span text:style-name="T26">2022 </text:span>– <text:span text:style-name="T26">Apr </text:span>2022, <text:span text:style-name="T25">Nov </text:span><text:span text:style-name="T26">2022 </text:span><text:span text:style-name="T25">– Dec 2022</text:span></text:p>
          </table:table-cell>
        </table:table-row>
        <table:table-row table:style-name="Table1.10">
          <table:table-cell table:style-name="Table1.A1" office:value-type="string">
            <text:p text:style-name="P12"/>
          </table:table-cell>
          <table:table-cell table:style-name="Table1.A1" table:number-columns-spanned="2" office:value-type="string">
            <text:p text:style-name="P17">These were two CTF projects where we were tasked with finding flags on various remote systems, with a total of 15 challenges hosted on the TryHackMe platform (i.e. they are similar to some of the challenges found there), specially created for the purpose of this project.<text:line-break/><text:line-break/>The challenges were focused around web-hosted services in various languages (i.e. most of the time web-based but with backends in e.g. Python/Node/PHP/Wordpress/etc, sometimes involving other web-accessible services like FTP or NFS) in which one had to find a vulnerability in order to get user-level access to a machine, before then having to find another vulnerability within the system to escalate from user-level privileges to root/administrator-level privileges (e.g. by exploiting poorly secured configs of certain system services, reverse-engineering some administrative process, sometimes even further having to escape a container of some kind or having to penetrate yet another web service).<text:line-break/><text:line-break/>A global leaderboard was present where all participating students across Epitech were ranked by the amount of challenges they finished and the speed at which they did so - I finished first in the Strasbourg campus <text:span text:style-name="T27">in both projects.</text:span></text:p>
            <text:p text:style-name="P17"/>
          </table:table-cell>
          <table:covered-table-cell/>
        </table:table-row>
        <table:table-row table:style-name="Table1.10">
          <table:table-cell table:style-name="Table1.A1" office:value-type="string">
            <text:p text:style-name="P12"/>
          </table:table-cell>
          <table:table-cell table:style-name="Table1.A1" office:value-type="string">
            <text:p text:style-name="P49"><text:span text:style-name="T23">Epitech </text:span>– <text:span text:style-name="T22">Binary Security/Binsecu</text:span></text:p>
          </table:table-cell>
          <table:table-cell table:style-name="Table1.A1" office:value-type="string">
            <text:p text:style-name="P50"><text:span text:style-name="T22">May 2021</text:span>– <text:span text:style-name="T22">May </text:span>2021</text:p>
          </table:table-cell>
        </table:table-row>
        <table:table-row table:style-name="Table1.10">
          <table:table-cell table:style-name="Table1.A1" office:value-type="string">
            <text:p text:style-name="P12"/>
          </table:table-cell>
          <table:table-cell table:style-name="Table1.A1" table:number-columns-spanned="2" office:value-type="string">
            <text:p text:style-name="P35">This was a CTF project where we were tasked with finding flags on various remote systems which were specially created for the purpose, through finding vulnerabilities/exploits to get them to reveal the secret flags needed to fulfill the project, with the various challenges present on each system getting more and more elaborate as they went on.<text:line-break/><text:line-break/>In this CTF, most of the challenges involved having user access to a server and having to find a vulnerability in a custom-made SUID program (this would practically systematically involve reverse-engineering the program binary to inspect how it behaves and find where a vulnerability might reside) to get root access to the machine.<text:line-break/><text:line-break/>A global leaderboard was present where all participating students across Epitech were ranked by the amount of challenges they finished and the speed at which they did so - I finished first across all Epitech campuses in the whole year.</text:p>
            <text:p text:style-name="P35"/>
          </table:table-cell>
          <table:covered-table-cell/>
        </table:table-row>
        <table:table-row table:style-name="Table1.10">
          <table:table-cell table:style-name="Table1.A1" office:value-type="string">
            <text:p text:style-name="P12"/>
          </table:table-cell>
          <table:table-cell table:style-name="Table1.A1" office:value-type="string">
            <text:p text:style-name="P51"><text:span text:style-name="T23">Epitech</text:span> – Hunter</text:p>
          </table:table-cell>
          <table:table-cell table:style-name="Table1.A1" office:value-type="string">
            <text:p text:style-name="P52">Nov 2020 – Nov 2020</text:p>
          </table:table-cell>
        </table:table-row>
        <table:table-row table:style-name="Table1.10">
          <table:table-cell table:style-name="Table1.A1" office:value-type="string">
            <text:p text:style-name="P12"/>
          </table:table-cell>
          <table:table-cell table:style-name="Table1.A1" table:number-columns-spanned="2" office:value-type="string">
            <text:p text:style-name="P35"><text:span text:style-name="T24">T</text:span>his was a school project where we were tasked to recreate a game resembling Duck Hunt to some degree, where the player would shoot at moving targets on the screen. I decided to make a reproduction of Duck Hunt that would be as faithful as possible, which I did successfully.<text:line-break/>Video of the project here: <text:a xlink:type="simple" xlink:href="https://www.youtube.com/watch?v=TFZgotSo8wM" text:style-name="Internet_20_link" text:visited-style-name="Visited_20_Internet_20_Link">https://www.youtube.com/watch?v=TFZgotSo8wM</text:a></text:p>
            <text:p text:style-name="P35"/>
          </table:table-cell>
          <table:covered-table-cell/>
        </table:table-row>
        <table:table-row table:style-name="Table1.10">
          <table:table-cell table:style-name="Table1.A1" office:value-type="string">
            <text:p text:style-name="P12"/>
          </table:table-cell>
          <table:table-cell table:style-name="Table1.A1" office:value-type="string">
            <text:p text:style-name="P51">CSE2</text:p>
          </table:table-cell>
          <table:table-cell table:style-name="Table1.A1" office:value-type="string">
            <text:p text:style-name="P52">Jun 2018 – Oct 2020</text:p>
          </table:table-cell>
        </table:table-row>
        <table:table-row table:style-name="Table1.10">
          <table:table-cell table:style-name="Table1.A1" office:value-type="string">
            <text:p text:style-name="P12"/>
          </table:table-cell>
          <table:table-cell table:style-name="Table1.A1" table:number-columns-spanned="2" office:value-type="string">
            <text:p text:style-name="P35">A project to make an open source exact equivalent of the executable used in the indie game Cave Story, in order to facilitate modding of the game. A lot of skills in reverse engineering, C and C++ were necessary to work on this. I was one of the biggest contributors on the project, which <text:span text:style-name="T12">was </text:span><text:span text:style-name="T13">essentially </text:span><text:span text:style-name="T12">fully </text:span>completed by the end of 2020.<text:line-break/>Video of the project here: <text:a xlink:type="simple" xlink:href="https://www.youtube.com/watch?v=VYRTTl5pk90" text:style-name="Internet_20_link" text:visited-style-name="Visited_20_Internet_20_Link">https://www.youtube.com/watch?v=VYRTTl5pk90</text:a></text:p>
            <text:p text:style-name="P35"/>
          </table:table-cell>
          <table:covered-table-cell/>
        </table:table-row>
        <table:table-row>
          <table:table-cell table:style-name="Table1.A1" office:value-type="string">
            <text:p text:style-name="P8">EDUCATION</text:p>
          </table:table-cell>
          <table:table-cell table:style-name="Table1.A1" office:value-type="string">
            <text:p text:style-name="P40">Compute<text:span text:style-name="T1">r Software Engineering</text:span></text:p>
          </table:table-cell>
          <table:table-cell table:style-name="Table1.A1" office:value-type="string">
            <text:p text:style-name="P41">Sep 2020 – Oct 2025</text:p>
          </table:table-cell>
        </table:table-row>
        <table:table-row>
          <table:table-cell table:style-name="Table1.A1" office:value-type="string">
            <text:p text:style-name="P8"/>
          </table:table-cell>
          <table:table-cell table:style-name="Table1.A1" office:value-type="string">
            <text:p text:style-name="P7">EPITECH – European Institute of Technology</text:p>
          </table:table-cell>
          <table:table-cell table:style-name="Table1.A1" office:value-type="string">
            <text:p text:style-name="P41"/>
          </table:table-cell>
        </table:table-row>
        <table:table-row table:style-name="Table1.27">
          <table:table-cell table:style-name="Table1.A1" office:value-type="string">
            <text:p text:style-name="P8"/>
          </table:table-cell>
          <table:table-cell table:style-name="Table1.A1" table:number-columns-spanned="2" office:value-type="string">
            <text:p text:style-name="P32">I am studying <text:span text:style-name="T4">the C and C++ </text:span>programming language<text:span text:style-name="T4">s, </text:span><text:span text:style-name="T5">primarily under a Linux environment</text:span>, while also learning project management skills.</text:p>
            <text:p text:style-name="P32"/>
          </table:table-cell>
          <table:covered-table-cell/>
        </table:table-row>
      </table:table>
      <table:table table:name="Table2" table:style-name="Table2">
        <table:table-column table:style-name="Table2.A"/>
        <table:table-column table:style-name="Table2.B"/>
        <table:table-column table:style-name="Table2.C"/>
        <table:table-row>
          <table:table-cell table:style-name="Table2.A1" office:value-type="string">
            <text:p text:style-name="P9"/>
          </table:table-cell>
          <table:table-cell table:style-name="Table2.A1" office:value-type="string">
            <text:p text:style-name="P43">Primary/Middle/High School</text:p>
          </table:table-cell>
          <table:table-cell table:style-name="Table2.A1" office:value-type="string">
            <text:p text:style-name="P42"><text:span text:style-name="T1">Oct 2011</text:span> – <text:span text:style-name="T1">Jun 2020</text:span></text:p>
          </table:table-cell>
        </table:table-row>
        <table:table-row>
          <table:table-cell table:style-name="Table2.A1" office:value-type="string">
            <text:p text:style-name="P9"/>
          </table:table-cell>
          <table:table-cell table:style-name="Table2.A1" office:value-type="string">
            <text:p text:style-name="P7">Lycée Français Victor Hugo – Frankfurt, Germany</text:p>
          </table:table-cell>
          <table:table-cell table:style-name="Table2.A1" office:value-type="string">
            <text:p text:style-name="P42"/>
          </table:table-cell>
        </table:table-row>
        <table:table-row>
          <table:table-cell table:style-name="Table2.A1" office:value-type="string">
            <text:p text:style-name="P9"/>
          </table:table-cell>
          <table:table-cell table:style-name="Table2.A1" table:number-columns-spanned="2" office:value-type="string">
            <text:p text:style-name="P32">French international school in Germany. <text:span text:style-name="T14">I obtained a Baccalaureat with top marks (i.e. “mention très bien”)</text:span></text:p>
            <text:p text:style-name="P32"/>
          </table:table-cell>
          <table:covered-table-cell/>
        </table:table-row>
        <table:table-row>
          <table:table-cell table:style-name="Table2.A1" office:value-type="string">
            <text:p text:style-name="P11">INTERESTS</text:p>
          </table:table-cell>
          <table:table-cell table:style-name="Table2.A1" table:number-columns-spanned="2" office:value-type="string">
            <text:p text:style-name="P33">Programming in general, I spend a lot of time contributing to projects I like<text:span text:style-name="T7">. </text:span>I’ve studied C and C++, <text:span text:style-name="T8">along </text:span><text:span text:style-name="T10">with assembly </text:span><text:span text:style-name="T20">(on several different </text:span>processors<text:span text:style-name="T20">)</text:span>. I am also part of <text:span text:style-name="T9">a number of </text:span>online communities dedicated to programming.</text:p>
            <text:p text:style-name="P33"/>
            <text:p text:style-name="P39">I am interested in cyber-security, <text:span text:style-name="T21">having obtained some experience in </text:span>a few school-wide CTF competitions <text:span text:style-name="T30">and one of my internships.</text:span></text:p>
            <text:p text:style-name="P39"/>
          </table:table-cell>
          <table:covered-table-cell/>
        </table:table-row>
        <table:table-row>
          <table:table-cell table:style-name="Table2.A1" office:value-type="string">
            <text:p text:style-name="P16">LANGUAGE SKILLS</text:p>
          </table:table-cell>
          <table:table-cell table:style-name="Table2.A1" table:number-columns-spanned="2" office:value-type="string">
            <text:p text:style-name="P38">I<text:span text:style-name="T15"> speak close to perfect English </text:span><text:span text:style-name="T16">and have </text:span><text:span text:style-name="T15">obtained a 9</text:span><text:span text:style-name="T31">6</text:span><text:span text:style-name="T19">5</text:span><text:span text:style-name="T15"> on an </text:span><text:span text:style-name="T17">TOEIC</text:span><text:span text:style-name="T15"> test. </text:span><text:span text:style-name="T16">M</text:span>y mother tongue is French. </text:p>
          </table:table-cell>
          <table:covered-table-cell/>
        </table:table-row>
      </table:table>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WenQuanYi Zen Hei" svg:font-family="'WenQuanYi Zen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WenQuanYi Zen Hei"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7.1598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20T01:39:09.319366360</meta:creation-date>
    <dc:date>2024-05-25T22:51:00.520918603</dc:date>
    <meta:editing-duration>P1DT13M31S</meta:editing-duration>
    <meta:editing-cycles>151</meta:editing-cycles>
    <meta:generator>LibreOffice/24.2.3.2$Linux_X86_64 LibreOffice_project/420$Build-2</meta:generator>
    <meta:document-statistic meta:table-count="2" meta:image-count="0" meta:object-count="0" meta:page-count="2" meta:paragraph-count="67" meta:word-count="1470" meta:character-count="9264" meta:non-whitespace-character-count="7820"/>
  </office:meta>
</office:document-meta>
</file>